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3.998cm" svg:x="7.065cm" svg:y="8.5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A1</text:span></text:p>
              </table:table-cell>
              <table:table-cell>
                <text:p><text:span text:style-name="T1">B1</text:span></text:p>
              </table:table-cell>
            </table:table-row>
            <table:table-row table:style-name="ro2" table:default-cell-style-name="gray2">
              <table:table-cell>
                <text:p><text:span text:style-name="T1">A2</text:span></text:p>
              </table:table-cell>
              <table:table-cell>
                <text:p><text:span text:style-name="T1">B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Vajna</meta:initial-creator>
    <meta:creation-date>2017-01-23T10:48:35.267411885</meta:creation-date>
    <dc:date>2017-01-23T10:49:36.347701245</dc:date>
    <dc:creator>Miklos Vajna</dc:creator>
    <meta:editing-duration>PT1M3S</meta:editing-duration>
    <meta:editing-cycles>1</meta:editing-cycles>
    <meta:document-statistic meta:object-count="24"/>
    <meta:generator>LibreOfficeDev/5.4.0.0.alpha0$Linux_X86_64 LibreOffice_project/f5cf7cfecd12fdcb2168026b6867b7f39d100fb3</meta:generator>
  </office:meta>
</office:document-meta>
</file>